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4pt" style:font-size-asian="24pt" style:font-size-complex="2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3" style:parent-style-name="Normal" style:family="paragraph">
      <style:text-properties fo:font-weight="bold" style:font-weight-asian="bold" fo:font-size="16pt" style:font-size-asian="16pt" style:font-size-complex="16pt"/>
    </style:style>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Normal" style:family="paragraph">
      <style:text-properties fo:font-weight="bold" style:font-weight-asian="bold" fo:font-size="16pt" style:font-size-asian="16pt" style:font-size-complex="16pt"/>
    </style:style>
    <style:style style:name="P9" style:parent-style-name="Párrafodelista" style:list-style-name="LFO2" style:family="paragraph"/>
    <style:style style:name="P10" style:parent-style-name="Párrafodelista" style:list-style-name="LFO2" style:family="paragraph"/>
    <style:style style:name="P11" style:parent-style-name="Párrafodelista" style:list-style-name="LFO2" style:family="paragraph"/>
    <style:style style:name="P12" style:parent-style-name="Párrafodelista" style:list-style-name="LFO2" style:family="paragraph"/>
    <style:style style:name="P13" style:parent-style-name="Párrafodelista" style:list-style-name="LFO2" style:family="paragraph"/>
    <style:style style:name="P14" style:parent-style-name="Párrafodelista" style:list-style-name="LFO2" style:family="paragraph"/>
    <style:style style:name="P15" style:parent-style-name="Párrafodelista" style:list-style-name="LFO2" style:family="paragraph"/>
    <style:style style:name="P16" style:parent-style-name="Párrafodelista" style:list-style-name="LFO2" style:family="paragraph"/>
    <style:style style:name="P17" style:parent-style-name="Normal" style:family="paragraph">
      <style:text-properties fo:font-weight="bold" style:font-weight-asian="bold" fo:font-size="16pt" style:font-size-asian="16pt" style:font-size-complex="16pt"/>
    </style:style>
    <style:style style:name="P18" style:parent-style-name="Párrafodelista" style:list-style-name="LFO3" style:family="paragraph">
      <style:paragraph-properties fo:text-align="justify"/>
    </style:style>
    <style:style style:name="P19" style:parent-style-name="Párrafodelista" style:list-style-name="LFO3" style:family="paragraph">
      <style:paragraph-properties fo:text-align="justify"/>
    </style:style>
    <style:style style:name="P20" style:parent-style-name="Párrafodelista" style:list-style-name="LFO3" style:family="paragraph">
      <style:paragraph-properties fo:text-align="justify"/>
    </style:style>
    <style:style style:name="P21" style:parent-style-name="Párrafodelista" style:list-style-name="LFO3" style:family="paragraph"/>
    <style:style style:name="P22" style:parent-style-name="Párrafodelista" style:list-style-name="LFO3" style:family="paragraph"/>
    <style:style style:name="P23" style:parent-style-name="Párrafodelista" style:list-style-name="LFO3" style:family="paragraph"/>
  </office:automatic-styles>
  <office:body>
    <office:text text:use-soft-page-breaks="true">
      <text:p text:style-name="P1">Descripción del negocio</text:p>
      <text:p text:style-name="Normal">Se va a desarrollar una aplicación dirigida a restaurantes cuya función es agilizar y modernizar el servicio prestado por la empresa hacia sus clientes.</text:p>
      <text:p text:style-name="Normal">Se busca que el cliente, a través de una aplicación<text:s/>instalada en una Tablet situada en cada mesa, pueda mirar la carta con todos los productos servidos en el restaurante y pedir aquellos que se deseen consumir sin necesidad de tratar con los camareros.</text:p>
      <text:p text:style-name="Normal">Para ello la aplicación debe integrar algunas funcionalidades tales como poder añadir productos a su comanda en cualquier momento, modificar (dentro de unos márgenes) algunos de los platos de la carta, poder cancelarlos si aún no están en preparación, o llamar a un camarero en caso de ser necesario.</text:p>
      <text:p text:style-name="Normal">También se<text:s/>busca que la aplicación ofrezca unos servicios de gestión para el restaurante; una lista de productos restantes, gestión de empleados y productos, así como datos de interés para el local, como puede ser la hora a la que se pidieron cada uno de los productos,<text:s/>cálculo<text:s/>de demanda de ingredientes, etc.</text:p>
      <text:p text:style-name="Normal"/>
      <text:p text:style-name="P2">Requisitos:</text:p>
      <text:p text:style-name="P3">Aplicación cocina:</text:p>
      <text:list text:style-name="LFO1" text:continue-numbering="true">
        <text:list-item>
          <text:p text:style-name="P4">En cocina, cada plato se muestra con los ingredientes y condimentos que tiene (avisando de los eliminados), además de las opciones de preparado que haya elegido el cliente (poco hecho…) - Funcional</text:p>
        </text:list-item>
      </text:list>
      <text:p text:style-name="Párrafodelista"/>
      <text:list text:style-name="LFO1" text:continue-numbering="true">
        <text:list-item>
          <text:p text:style-name="P5">Los platos se irán agrupando por mesas conforme vayan llegando a cocina. - Funcional</text:p>
        </text:list-item>
      </text:list>
      <text:p text:style-name="Párrafodelista"/>
      <text:list text:style-name="LFO1" text:continue-numbering="true">
        <text:list-item>
          <text:p text:style-name="P6">Cada plato tiene que tener información de cuando se pidió y cuando se entregó, y además ordenarse según el tiempo de cuando se pidió. - Funcional</text:p>
        </text:list-item>
      </text:list>
      <text:p text:style-name="Párrafodelista"/>
      <text:list text:style-name="LFO1" text:continue-numbering="true">
        <text:list-item>
          <text:p text:style-name="P7">Si un plato de una mesa se pide más tarde que el resto, pero aún no se han entregado los platos de esa mesa, se adelantará el nuevo plato en la cola de preparación para poder entregarlo todos a la vez. – No Funcional</text:p>
        </text:list-item>
      </text:list>
      <text:p text:style-name="Párrafodelista"/>
      <text:p text:style-name="P8">Aplicación cliente:</text:p>
      <text:list text:style-name="LFO2" text:continue-numbering="true">
        <text:list-item>
          <text:p text:style-name="P9">El cliente tiene la elección de pagar en cualquier momento. - Funcional</text:p>
        </text:list-item>
      </text:list>
      <text:p text:style-name="Párrafodelista"/>
      <text:list text:style-name="LFO2" text:continue-numbering="true">
        <text:list-item>
          <text:p text:style-name="P10">La aplicación debe tener la opción de elegir entre varios idiomas: Español, Inglés, ruso, chino… - Funcional</text:p>
        </text:list-item>
      </text:list>
      <text:p text:style-name="Párrafodelista"/>
      <text:list text:style-name="LFO2" text:continue-numbering="true">
        <text:list-item>
          <text:p text:style-name="P11">Los platos pueden ir siendo seleccionados con una serie de alternativas que ya vienen prefijas en la aplicación (hecho, poco hecho, con mucho picante o con poco, etc.). También habrá opciones para veganos, celiacos etc. - Funcional</text:p>
        </text:list-item>
      </text:list>
      <text:p text:style-name="Normal"/>
      <text:list text:style-name="LFO2" text:continue-numbering="true">
        <text:list-item>
          <text:p text:style-name="P12">El pago puede realizarse en efectivo (llamando a un camarero) o por tarjeta de crédito.- Funcional <text:s/></text:p>
        </text:list-item>
      </text:list>
      <text:p text:style-name="Párrafodelista"/>
      <text:list text:style-name="LFO2" text:continue-numbering="true">
        <text:list-item>
          <text:p text:style-name="P13">Debe haber un botón para llamar a un metre (jefe de sala). - Funcional</text:p>
        </text:list-item>
      </text:list>
      <text:p text:style-name="Párrafodelista"/>
      <text:list text:style-name="LFO2" text:continue-numbering="true">
        <text:list-item>
          <text:p text:style-name="P14">En la aplicación se podrá ver el estado de todos los productos solicitados (pedido, en preparación o entregado). - Funcional</text:p>
        </text:list-item>
      </text:list>
      <text:p text:style-name="Párrafodelista"/>
      <text:list text:style-name="LFO2" text:continue-numbering="true">
        <text:list-item>
          <text:p text:style-name="P15">El cliente puede eliminar un producto pedido siempre que no se encuentre en preparación o entregado. - Funcional</text:p>
        </text:list-item>
      </text:list>
      <text:p text:style-name="Párrafodelista"/>
      <text:list text:style-name="LFO2" text:continue-numbering="true">
        <text:list-item>
          <text:p text:style-name="P16">En el exterior habrá una impresora en la que se podrá imprimir la factura si se desea. <text:s text:c="2"/>-Funcional</text:p>
        </text:list-item>
      </text:list>
      <text:p text:style-name="Párrafodelista"/>
      <text:p text:style-name="P17">Aplicación gestión:</text:p>
      <text:list text:style-name="LFO3" text:continue-numbering="true">
        <text:list-item>
          <text:p text:style-name="P18">En sala existen 2 tipos de empleados; los camareros que sirven y los metres (o jefes de sala) que se encargan de atender las necesidades de los clientes. - Funcional</text:p>
        </text:list-item>
        <text:list-item>
          <text:p text:style-name="P19">Los jefes de sala (o metres) tienen permisos para modificar o eliminar una comanda. - Funcional</text:p>
        </text:list-item>
        <text:list-item>
          <text:p text:style-name="P20">Las mesas dispondrán de tres estados: disponible, ocupada y por limpiar. Estos nos indicarán el estado de cada mesa a la hora de gestionar el local. - Funcional</text:p>
        </text:list-item>
        <text:list-item>
          <text:p text:style-name="P21">Llevar un registro de clientes del local. - Funcional</text:p>
        </text:list-item>
        <text:list-item>
          <text:p text:style-name="P22">A partir del registro de cliente, ofrecer información de tiempos que tarda en comer, tiempo que tarda en dejar la mesa libre una vez ha pagado (para hacer estudio estadístico por ejemplo de cuándo se va a ir para que llegue otro cliente). – Funcional</text:p>
        </text:list-item>
        <text:list-item>
          <text:p text:style-name="P23">Habrá un super usuario que se encargará de administrar las cuentas. - Funcional</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line-height="103%"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rique Lopez Encinas</meta:initial-creator>
    <dc:creator>Juan García</dc:creator>
    <meta:creation-date>2019-05-26T15:56:00Z</meta:creation-date>
    <dc:date>2019-05-26T15:56:00Z</dc:date>
    <meta:template xlink:href="Normal" xlink:type="simple"/>
    <meta:editing-cycles>2</meta:editing-cycles>
    <meta:editing-duration>PT60S</meta:editing-duration>
    <meta:document-statistic meta:page-count="2" meta:paragraph-count="6" meta:word-count="539" meta:character-count="3498" meta:row-count="24" meta:non-whitespace-character-count="2965"/>
  </office:meta>
</office:document-meta>
</file>